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5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9:46:37.76056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8:53:27.338971705</dc:date>
    <meta:editing-duration>P4DT7H18M21S</meta:editing-duration>
    <meta:editing-cycles>99</meta:editing-cycles>
    <meta:generator>LibreOffice/6.2.3.2$Linux_X86_64 LibreOffice_project/20$Build-2</meta:generator>
    <meta:document-statistic meta:table-count="1" meta:cell-count="1568" meta:object-count="0"/>
  </office:meta>
</office:document-meta>
</file>